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aec3" officeooo:paragraph-rsid="0008aec3"/>
    </style:style>
    <style:style style:name="P2" style:family="paragraph" style:parent-style-name="Standard">
      <style:paragraph-properties fo:text-align="start" style:justify-single-word="false"/>
      <style:text-properties officeooo:rsid="0008aec3" officeooo:paragraph-rsid="0008aec3"/>
    </style:style>
    <style:style style:name="P3" style:family="paragraph" style:parent-style-name="Standard">
      <style:paragraph-properties fo:text-align="start" style:justify-single-word="false"/>
      <style:text-properties officeooo:rsid="0008aec3" officeooo:paragraph-rsid="0008c176"/>
    </style:style>
    <style:style style:name="P4" style:family="paragraph" style:parent-style-name="Standard">
      <style:paragraph-properties fo:text-align="start" style:justify-single-word="false"/>
      <style:text-properties officeooo:rsid="0008c176" officeooo:paragraph-rsid="0008c176"/>
    </style:style>
    <style:style style:name="P5" style:family="paragraph" style:parent-style-name="Standard">
      <style:paragraph-properties fo:text-align="start" style:justify-single-word="false"/>
      <style:text-properties officeooo:rsid="0008c176" officeooo:paragraph-rsid="000aa00f"/>
    </style:style>
    <style:style style:name="P6" style:family="paragraph" style:parent-style-name="Standard">
      <style:paragraph-properties fo:text-align="start" style:justify-single-word="false"/>
      <style:text-properties officeooo:rsid="000aa00f" officeooo:paragraph-rsid="000aa00f"/>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8c176" officeooo:paragraph-rsid="0008c176"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8c176" officeooo:paragraph-rsid="000aa00f"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aa00f" officeooo:paragraph-rsid="000aa00f" style:font-weight-asian="bold"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aec3" officeooo:paragraph-rsid="0008aec3" style:font-size-asian="14pt" style:font-weight-asian="bold" style:font-size-complex="14pt" style:font-weight-complex="bold"/>
    </style:style>
    <style:style style:name="T1" style:family="text">
      <style:text-properties officeooo:rsid="0008c176"/>
    </style:style>
    <style:style style:name="T2" style:family="text">
      <style:text-properties style:font-name="Liberation Serif1"/>
    </style:style>
    <style:style style:name="T3" style:family="text">
      <style:text-properties style:font-name="Liberation Serif1" officeooo:rsid="000aa00f"/>
    </style:style>
    <style:style style:name="T4" style:family="text">
      <style:text-properties style:font-name="Liberation Serif1" officeooo:rsid="000bbf07"/>
    </style:style>
    <style:style style:name="T5" style:family="text">
      <style:text-properties style:font-name="Liberation Serif"/>
    </style:style>
    <style:style style:name="T6" style:family="text">
      <style:text-properties fo:font-weight="bold" style:font-weight-asian="bold" style:font-weight-complex="bold"/>
    </style:style>
    <style:style style:name="T7" style:family="text">
      <style:text-properties fo:font-weight="bold" officeooo:rsid="0008c176"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8c176"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éo Picke</text:p>
      <text:p text:style-name="P2">PEIP2 G1</text:p>
      <text:p text:style-name="P1"/>
      <text:p text:style-name="P10">Compte Rendu de séance 2 (10-12)</text:p>
      <text:p text:style-name="P1"/>
      <text:p text:style-name="P2"/>
      <text:p text:style-name="P3"><text:span text:style-name="T8">Objectifs </text:span><text:span text:style-name="T9">du groupe</text:span><text:span text:style-name="T8"> = </text:span><text:s text:c="5"/></text:p>
      <text:p text:style-name="P3">- <text:span text:style-name="T1">Ajouter au montage Écran+Arduino un module BlueTooth qui communiquera avec un téléphone</text:span></text:p>
      <text:p text:style-name="P3">- <text:span text:style-name="T1">Tester le montage précèdent à l’aide d’une fonction test</text:span></text:p>
      <text:p text:style-name="P3">- <text:span text:style-name="T1">Faire des recherches sur la FFT et les modules disponibles sur Arduino</text:span></text:p>
      <text:p text:style-name="P3">- <text:span text:style-name="T1">Définir le Cahier des charges</text:span></text:p>
      <text:p text:style-name="P3"/>
      <text:p text:style-name="P7">Mes objectifs =</text:p>
      <text:p text:style-name="P3">- <text:span text:style-name="T1">Faire des recherches sur la FFT et les modules disponibles sur Arduino</text:span></text:p>
      <text:p text:style-name="P3">- <text:span text:style-name="T1">Définir le Cahier des charges</text:span></text:p>
      <text:p text:style-name="P3"/>
      <text:p text:style-name="P3"/>
      <text:p text:style-name="P7">Cahier des charges =</text:p>
      <text:p text:style-name="P4"/>
      <text:p text:style-name="P5"><text:tab/>Le cahier des charges a été réalisé sous le nom CDC<text:span text:style-name="T2">.</text:span><text:span text:style-name="T5">odt </text:span><text:span text:style-name="T2">. Il contient également un résumé des objectifs des séances, </text:span><text:span text:style-name="T3">et le diagramme de Gantt</text:span><text:span text:style-name="T2">.</text:span></text:p>
      <text:p text:style-name="P5"><text:span text:style-name="T2"/></text:p>
      <text:p text:style-name="P8"><text:span text:style-name="T3">Recherche sur la FFT =</text:span></text:p>
      <text:p text:style-name="P5"><text:span text:style-name="T3"/></text:p>
      <text:p text:style-name="P5"><text:span text:style-name="T3"><text:tab/>Nous avons trouvé plusieurs modules permettant de réaliser des FFT via Arduino, notamment celui fourni par ce site = </text:span><text:a xlink:type="simple" xlink:href="https://www.pobot.org/Traitement-du-son-par-FFT-fast.html" text:style-name="Internet_20_link" text:visited-style-name="Visited_20_Internet_20_Link"><text:span text:style-name="T3">https://www.pobot.org/Traitement-du-son-par-FFT-fast.html</text:span></text:a></text:p>
      <text:p text:style-name="P6"><text:span text:style-name="T3"><text:tab/></text:span><text:span text:style-name="T2">Nous allons commencer par réaliser la FFT via la librairie fournie par Arduino, puis si le système n’est pas suffisament rapide, nous allons envisager de faire traiter le processus par le PC.</text:span></text:p>
      <text:p text:style-name="P6"><text:span text:style-name="T3"/></text:p>
      <text:p text:style-name="P9"><text:span text:style-name="T3">A</text:span><text:span text:style-name="T2">utres résultats =</text:span></text:p>
      <text:p text:style-name="P5"><text:span text:style-name="T3"/></text:p>
      <text:p text:style-name="P5"><text:span text:style-name="T3"><text:tab/>Nous avons également réussi à monter et programmer le module BlueTooth que nous avons testé à l’aide d’un programme simple = L’écran LED affiche un cercle bleu dont on peut régler <text:s/>le rayon via téléphone. </text:span><text:span text:style-name="T4">Une vidéo du résultat est présente dans le lie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2:12:56.739376962</meta:creation-date>
    <dc:date>2018-12-10T12:50:00.185113208</dc:date>
    <meta:editing-duration>PT4M19S</meta:editing-duration>
    <meta:editing-cycles>1</meta:editing-cycles>
    <meta:document-statistic meta:table-count="0" meta:image-count="0" meta:object-count="0" meta:page-count="1" meta:paragraph-count="18" meta:word-count="212" meta:character-count="1269" meta:non-whitespace-character-count="1064"/>
    <meta:generator>LibreOffice/5.1.6.2$Linux_X86_64 LibreOffice_project/10m0$Build-2</meta:generator>
  </office:meta>
</office:document-meta>
</file>